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4E4G4_CMaj" table:style-name="ta1">
        <table:shapes>
          <draw:frame draw:z-index="0" draw:style-name="gr1" draw:text-style-name="P1" svg:width="6.2988in" svg:height="3.5429in" svg:x="0.5689in" svg:y="75.9504in">
            <draw:object draw:notify-on-update-of-ranges="C4E4G4_CMaj.A1:C4E4G4_CMaj.A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float" office:value="19529" calcext:value-type="float">
            <text:p>19529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</table:table-row>
        <table:table-row table:style-name="ro1">
          <table:table-cell office:value-type="float" office:value="22424" calcext:value-type="float">
            <text:p>22424</text:p>
          </table:table-cell>
        </table:table-row>
        <table:table-row table:style-name="ro1">
          <table:table-cell office:value-type="float" office:value="16479" calcext:value-type="float">
            <text:p>16479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-2724" calcext:value-type="float">
            <text:p>-2724</text:p>
          </table:table-cell>
        </table:table-row>
        <table:table-row table:style-name="ro1">
          <table:table-cell office:value-type="float" office:value="-11375" calcext:value-type="float">
            <text:p>-11375</text:p>
          </table:table-cell>
        </table:table-row>
        <table:table-row table:style-name="ro1">
          <table:table-cell office:value-type="float" office:value="-16767" calcext:value-type="float">
            <text:p>-16767</text:p>
          </table:table-cell>
        </table:table-row>
        <table:table-row table:style-name="ro1">
          <table:table-cell office:value-type="float" office:value="-17983" calcext:value-type="float">
            <text:p>-17983</text:p>
          </table:table-cell>
        </table:table-row>
        <table:table-row table:style-name="ro1">
          <table:table-cell office:value-type="float" office:value="-15205" calcext:value-type="float">
            <text:p>-15205</text:p>
          </table:table-cell>
        </table:table-row>
        <table:table-row table:style-name="ro1">
          <table:table-cell office:value-type="float" office:value="-9565" calcext:value-type="float">
            <text:p>-9565</text:p>
          </table:table-cell>
        </table:table-row>
        <table:table-row table:style-name="ro1">
          <table:table-cell office:value-type="float" office:value="-2775" calcext:value-type="float">
            <text:p>-277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-1372" calcext:value-type="float">
            <text:p>-1372</text:p>
          </table:table-cell>
        </table:table-row>
        <table:table-row table:style-name="ro1">
          <table:table-cell office:value-type="float" office:value="-1008" calcext:value-type="float">
            <text:p>-10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-1861" calcext:value-type="float">
            <text:p>-1861</text:p>
          </table:table-cell>
        </table:table-row>
        <table:table-row table:style-name="ro1">
          <table:table-cell office:value-type="float" office:value="-4776" calcext:value-type="float">
            <text:p>-4776</text:p>
          </table:table-cell>
        </table:table-row>
        <table:table-row table:style-name="ro1">
          <table:table-cell office:value-type="float" office:value="-6959" calcext:value-type="float">
            <text:p>-6959</text:p>
          </table:table-cell>
        </table:table-row>
        <table:table-row table:style-name="ro1">
          <table:table-cell office:value-type="float" office:value="-7652" calcext:value-type="float">
            <text:p>-7652</text:p>
          </table:table-cell>
        </table:table-row>
        <table:table-row table:style-name="ro1">
          <table:table-cell office:value-type="float" office:value="-6522" calcext:value-type="float">
            <text:p>-6522</text:p>
          </table:table-cell>
        </table:table-row>
        <table:table-row table:style-name="ro1">
          <table:table-cell office:value-type="float" office:value="-3772" calcext:value-type="float">
            <text:p>-377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-1431" calcext:value-type="float">
            <text:p>-1431</text:p>
          </table:table-cell>
        </table:table-row>
        <table:table-row table:style-name="ro1">
          <table:table-cell office:value-type="float" office:value="-1961" calcext:value-type="float">
            <text:p>-1961</text:p>
          </table:table-cell>
        </table:table-row>
        <table:table-row table:style-name="ro1">
          <table:table-cell office:value-type="float" office:value="-1627" calcext:value-type="float">
            <text:p>-1627</text:p>
          </table:table-cell>
        </table:table-row>
        <table:table-row table:style-name="ro1">
          <table:table-cell office:value-type="float" office:value="-977" calcext:value-type="float">
            <text:p>-977</text:p>
          </table:table-cell>
        </table:table-row>
        <table:table-row table:style-name="ro1">
          <table:table-cell office:value-type="float" office:value="-682" calcext:value-type="float">
            <text:p>-682</text:p>
          </table:table-cell>
        </table:table-row>
        <table:table-row table:style-name="ro1">
          <table:table-cell office:value-type="float" office:value="-1262" calcext:value-type="float">
            <text:p>-1262</text:p>
          </table:table-cell>
        </table:table-row>
        <table:table-row table:style-name="ro1">
          <table:table-cell office:value-type="float" office:value="-2842" calcext:value-type="float">
            <text:p>-2842</text:p>
          </table:table-cell>
        </table:table-row>
        <table:table-row table:style-name="ro1">
          <table:table-cell office:value-type="float" office:value="-5048" calcext:value-type="float">
            <text:p>-5048</text:p>
          </table:table-cell>
        </table:table-row>
        <table:table-row table:style-name="ro1">
          <table:table-cell office:value-type="float" office:value="-7082" calcext:value-type="float">
            <text:p>-7082</text:p>
          </table:table-cell>
        </table:table-row>
        <table:table-row table:style-name="ro1">
          <table:table-cell office:value-type="float" office:value="-7964" calcext:value-type="float">
            <text:p>-7964</text:p>
          </table:table-cell>
        </table:table-row>
        <table:table-row table:style-name="ro1">
          <table:table-cell office:value-type="float" office:value="-6868" calcext:value-type="float">
            <text:p>-6868</text:p>
          </table:table-cell>
        </table:table-row>
        <table:table-row table:style-name="ro1">
          <table:table-cell office:value-type="float" office:value="-3458" calcext:value-type="float">
            <text:p>-345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13752" calcext:value-type="float">
            <text:p>13752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float" office:value="16803" calcext:value-type="float">
            <text:p>16803</text:p>
          </table:table-cell>
        </table:table-row>
        <table:table-row table:style-name="ro1">
          <table:table-cell office:value-type="float" office:value="12561" calcext:value-type="float">
            <text:p>12561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-4711" calcext:value-type="float">
            <text:p>-4711</text:p>
          </table:table-cell>
        </table:table-row>
        <table:table-row table:style-name="ro1">
          <table:table-cell office:value-type="float" office:value="-14061" calcext:value-type="float">
            <text:p>-14061</text:p>
          </table:table-cell>
        </table:table-row>
        <table:table-row table:style-name="ro1">
          <table:table-cell office:value-type="float" office:value="-20900" calcext:value-type="float">
            <text:p>-20900</text:p>
          </table:table-cell>
        </table:table-row>
        <table:table-row table:style-name="ro1">
          <table:table-cell office:value-type="float" office:value="-23438" calcext:value-type="float">
            <text:p>-23438</text:p>
          </table:table-cell>
        </table:table-row>
        <table:table-row table:style-name="ro1">
          <table:table-cell office:value-type="float" office:value="-20859" calcext:value-type="float">
            <text:p>-20859</text:p>
          </table:table-cell>
        </table:table-row>
        <table:table-row table:style-name="ro1">
          <table:table-cell office:value-type="float" office:value="-13568" calcext:value-type="float">
            <text:p>-13568</text:p>
          </table:table-cell>
        </table:table-row>
        <table:table-row table:style-name="ro1">
          <table:table-cell office:value-type="float" office:value="-3133" calcext:value-type="float">
            <text:p>-3133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float" office:value="17473" calcext:value-type="float">
            <text:p>17473</text:p>
          </table:table-cell>
        </table:table-row>
        <table:table-row table:style-name="ro1">
          <table:table-cell office:value-type="float" office:value="22916" calcext:value-type="float">
            <text:p>22916</text:p>
          </table:table-cell>
        </table:table-row>
        <table:table-row table:style-name="ro1">
          <table:table-cell office:value-type="float" office:value="23225" calcext:value-type="float">
            <text:p>23225</text:p>
          </table:table-cell>
        </table:table-row>
        <table:table-row table:style-name="ro1">
          <table:table-cell office:value-type="float" office:value="18472" calcext:value-type="float">
            <text:p>18472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-9595" calcext:value-type="float">
            <text:p>-9595</text:p>
          </table:table-cell>
        </table:table-row>
        <table:table-row table:style-name="ro1">
          <table:table-cell office:value-type="float" office:value="-16065" calcext:value-type="float">
            <text:p>-16065</text:p>
          </table:table-cell>
        </table:table-row>
        <table:table-row table:style-name="ro1"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-16385" calcext:value-type="float">
            <text:p>-16385</text:p>
          </table:table-cell>
        </table:table-row>
        <table:table-row table:style-name="ro1">
          <table:table-cell office:value-type="float" office:value="-11019" calcext:value-type="float">
            <text:p>-11019</text:p>
          </table:table-cell>
        </table:table-row>
        <table:table-row table:style-name="ro1">
          <table:table-cell office:value-type="float" office:value="-3964" calcext:value-type="float">
            <text:p>-3964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-1342" calcext:value-type="float">
            <text:p>-1342</text:p>
          </table:table-cell>
        </table:table-row>
        <table:table-row table:style-name="ro1">
          <table:table-cell office:value-type="float" office:value="-3150" calcext:value-type="float">
            <text:p>-3150</text:p>
          </table:table-cell>
        </table:table-row>
        <table:table-row table:style-name="ro1">
          <table:table-cell office:value-type="float" office:value="-2994" calcext:value-type="float">
            <text:p>-2994</text:p>
          </table:table-cell>
        </table:table-row>
        <table:table-row table:style-name="ro1">
          <table:table-cell office:value-type="float" office:value="-1174" calcext:value-type="float">
            <text:p>-117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-2101" calcext:value-type="float">
            <text:p>-2101</text:p>
          </table:table-cell>
        </table:table-row>
        <table:table-row table:style-name="ro1">
          <table:table-cell office:value-type="float" office:value="-5686" calcext:value-type="float">
            <text:p>-5686</text:p>
          </table:table-cell>
        </table:table-row>
        <table:table-row table:style-name="ro1">
          <table:table-cell office:value-type="float" office:value="-8188" calcext:value-type="float">
            <text:p>-8188</text:p>
          </table:table-cell>
        </table:table-row>
        <table:table-row table:style-name="ro1">
          <table:table-cell office:value-type="float" office:value="-8821" calcext:value-type="float">
            <text:p>-8821</text:p>
          </table:table-cell>
        </table:table-row>
        <table:table-row table:style-name="ro1">
          <table:table-cell office:value-type="float" office:value="-7326" calcext:value-type="float">
            <text:p>-7326</text:p>
          </table:table-cell>
        </table:table-row>
        <table:table-row table:style-name="ro1">
          <table:table-cell office:value-type="float" office:value="-4051" calcext:value-type="float">
            <text:p>-40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-1328" calcext:value-type="float">
            <text:p>-1328</text:p>
          </table:table-cell>
        </table:table-row>
        <table:table-row table:style-name="ro1">
          <table:table-cell office:value-type="float" office:value="-2428" calcext:value-type="float">
            <text:p>-2428</text:p>
          </table:table-cell>
        </table:table-row>
        <table:table-row table:style-name="ro1">
          <table:table-cell office:value-type="float" office:value="-2799" calcext:value-type="float">
            <text:p>-2799</text:p>
          </table:table-cell>
        </table:table-row>
        <table:table-row table:style-name="ro1">
          <table:table-cell office:value-type="float" office:value="-2879" calcext:value-type="float">
            <text:p>-2879</text:p>
          </table:table-cell>
        </table:table-row>
        <table:table-row table:style-name="ro1">
          <table:table-cell office:value-type="float" office:value="-3153" calcext:value-type="float">
            <text:p>-3153</text:p>
          </table:table-cell>
        </table:table-row>
        <table:table-row table:style-name="ro1">
          <table:table-cell office:value-type="float" office:value="-3924" calcext:value-type="float">
            <text:p>-3924</text:p>
          </table:table-cell>
        </table:table-row>
        <table:table-row table:style-name="ro1">
          <table:table-cell office:value-type="float" office:value="-5132" calcext:value-type="float">
            <text:p>-5132</text:p>
          </table:table-cell>
        </table:table-row>
        <table:table-row table:style-name="ro1">
          <table:table-cell office:value-type="float" office:value="-6329" calcext:value-type="float">
            <text:p>-6329</text:p>
          </table:table-cell>
        </table:table-row>
        <table:table-row table:style-name="ro1">
          <table:table-cell office:value-type="float" office:value="-6811" calcext:value-type="float">
            <text:p>-6811</text:p>
          </table:table-cell>
        </table:table-row>
        <table:table-row table:style-name="ro1">
          <table:table-cell office:value-type="float" office:value="-5866" calcext:value-type="float">
            <text:p>-5866</text:p>
          </table:table-cell>
        </table:table-row>
        <table:table-row table:style-name="ro1">
          <table:table-cell office:value-type="float" office:value="-3076" calcext:value-type="float">
            <text:p>-307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-2231" calcext:value-type="float">
            <text:p>-2231</text:p>
          </table:table-cell>
        </table:table-row>
        <table:table-row table:style-name="ro1">
          <table:table-cell office:value-type="float" office:value="-11399" calcext:value-type="float">
            <text:p>-11399</text:p>
          </table:table-cell>
        </table:table-row>
        <table:table-row table:style-name="ro1">
          <table:table-cell office:value-type="float" office:value="-18780" calcext:value-type="float">
            <text:p>-18780</text:p>
          </table:table-cell>
        </table:table-row>
        <table:table-row table:style-name="ro1">
          <table:table-cell office:value-type="float" office:value="-22479" calcext:value-type="float">
            <text:p>-22479</text:p>
          </table:table-cell>
        </table:table-row>
        <table:table-row table:style-name="ro1">
          <table:table-cell office:value-type="float" office:value="-21389" calcext:value-type="float">
            <text:p>-21389</text:p>
          </table:table-cell>
        </table:table-row>
        <table:table-row table:style-name="ro1">
          <table:table-cell office:value-type="float" office:value="-15522" calcext:value-type="float">
            <text:p>-15522</text:p>
          </table:table-cell>
        </table:table-row>
        <table:table-row table:style-name="ro1">
          <table:table-cell office:value-type="float" office:value="-6062" calcext:value-type="float">
            <text:p>-6062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14815" calcext:value-type="float">
            <text:p>14815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</table:table-row>
        <table:table-row table:style-name="ro1">
          <table:table-cell office:value-type="float" office:value="23222" calcext:value-type="float">
            <text:p>23222</text:p>
          </table:table-cell>
        </table:table-row>
        <table:table-row table:style-name="ro1"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-7317" calcext:value-type="float">
            <text:p>-7317</text:p>
          </table:table-cell>
        </table:table-row>
        <table:table-row table:style-name="ro1">
          <table:table-cell office:value-type="float" office:value="-14700" calcext:value-type="float">
            <text:p>-14700</text:p>
          </table:table-cell>
        </table:table-row>
        <table:table-row table:style-name="ro1">
          <table:table-cell office:value-type="float" office:value="-18138" calcext:value-type="float">
            <text:p>-18138</text:p>
          </table:table-cell>
        </table:table-row>
        <table:table-row table:style-name="ro1">
          <table:table-cell office:value-type="float" office:value="-17141" calcext:value-type="float">
            <text:p>-17141</text:p>
          </table:table-cell>
        </table:table-row>
        <table:table-row table:style-name="ro1">
          <table:table-cell office:value-type="float" office:value="-12362" calcext:value-type="float">
            <text:p>-12362</text:p>
          </table:table-cell>
        </table:table-row>
        <table:table-row table:style-name="ro1">
          <table:table-cell office:value-type="float" office:value="-5357" calcext:value-type="float">
            <text:p>-535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-1967" calcext:value-type="float">
            <text:p>-1967</text:p>
          </table:table-cell>
        </table:table-row>
        <table:table-row table:style-name="ro1">
          <table:table-cell office:value-type="float" office:value="-4547" calcext:value-type="float">
            <text:p>-4547</text:p>
          </table:table-cell>
        </table:table-row>
        <table:table-row table:style-name="ro1">
          <table:table-cell office:value-type="float" office:value="-4827" calcext:value-type="float">
            <text:p>-4827</text:p>
          </table:table-cell>
        </table:table-row>
        <table:table-row table:style-name="ro1">
          <table:table-cell office:value-type="float" office:value="-2880" calcext:value-type="float">
            <text:p>-28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-3789" calcext:value-type="float">
            <text:p>-3789</text:p>
          </table:table-cell>
        </table:table-row>
        <table:table-row table:style-name="ro1">
          <table:table-cell office:value-type="float" office:value="-7940" calcext:value-type="float">
            <text:p>-7940</text:p>
          </table:table-cell>
        </table:table-row>
        <table:table-row table:style-name="ro1">
          <table:table-cell office:value-type="float" office:value="-10383" calcext:value-type="float">
            <text:p>-10383</text:p>
          </table:table-cell>
        </table:table-row>
        <table:table-row table:style-name="ro1">
          <table:table-cell office:value-type="float" office:value="-10390" calcext:value-type="float">
            <text:p>-10390</text:p>
          </table:table-cell>
        </table:table-row>
        <table:table-row table:style-name="ro1">
          <table:table-cell office:value-type="float" office:value="-7911" calcext:value-type="float">
            <text:p>-7911</text:p>
          </table:table-cell>
        </table:table-row>
        <table:table-row table:style-name="ro1">
          <table:table-cell office:value-type="float" office:value="-3562" calcext:value-type="float">
            <text:p>-356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2673" calcext:value-type="float">
            <text:p>-2673</text:p>
          </table:table-cell>
        </table:table-row>
        <table:table-row table:style-name="ro1">
          <table:table-cell office:value-type="float" office:value="-4302" calcext:value-type="float">
            <text:p>-4302</text:p>
          </table:table-cell>
        </table:table-row>
        <table:table-row table:style-name="ro1">
          <table:table-cell office:value-type="float" office:value="-5063" calcext:value-type="float">
            <text:p>-5063</text:p>
          </table:table-cell>
        </table:table-row>
        <table:table-row table:style-name="ro1">
          <table:table-cell office:value-type="float" office:value="-5312" calcext:value-type="float">
            <text:p>-5312</text:p>
          </table:table-cell>
        </table:table-row>
        <table:table-row table:style-name="ro1">
          <table:table-cell office:value-type="float" office:value="-5438" calcext:value-type="float">
            <text:p>-5438</text:p>
          </table:table-cell>
        </table:table-row>
        <table:table-row table:style-name="ro1">
          <table:table-cell office:value-type="float" office:value="-5647" calcext:value-type="float">
            <text:p>-5647</text:p>
          </table:table-cell>
        </table:table-row>
        <table:table-row table:style-name="ro1">
          <table:table-cell office:value-type="float" office:value="-5855" calcext:value-type="float">
            <text:p>-5855</text:p>
          </table:table-cell>
        </table:table-row>
        <table:table-row table:style-name="ro1">
          <table:table-cell office:value-type="float" office:value="-5684" calcext:value-type="float">
            <text:p>-5684</text:p>
          </table:table-cell>
        </table:table-row>
        <table:table-row table:style-name="ro1">
          <table:table-cell office:value-type="float" office:value="-4627" calcext:value-type="float">
            <text:p>-4627</text:p>
          </table:table-cell>
        </table:table-row>
        <table:table-row table:style-name="ro1">
          <table:table-cell office:value-type="float" office:value="-2280" calcext:value-type="float">
            <text:p>-228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0663" calcext:value-type="float">
            <text:p>10663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</table:table-row>
        <table:table-row table:style-name="ro1">
          <table:table-cell office:value-type="float" office:value="12993" calcext:value-type="float">
            <text:p>12993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8686" calcext:value-type="float">
            <text:p>-8686</text:p>
          </table:table-cell>
        </table:table-row>
        <table:table-row table:style-name="ro1">
          <table:table-cell office:value-type="float" office:value="-16224" calcext:value-type="float">
            <text:p>-16224</text:p>
          </table:table-cell>
        </table:table-row>
        <table:table-row table:style-name="ro1">
          <table:table-cell office:value-type="float" office:value="-20797" calcext:value-type="float">
            <text:p>-20797</text:p>
          </table:table-cell>
        </table:table-row>
        <table:table-row table:style-name="ro1">
          <table:table-cell office:value-type="float" office:value="-21094" calcext:value-type="float">
            <text:p>-21094</text:p>
          </table:table-cell>
        </table:table-row>
        <table:table-row table:style-name="ro1">
          <table:table-cell office:value-type="float" office:value="-16769" calcext:value-type="float">
            <text:p>-16769</text:p>
          </table:table-cell>
        </table:table-row>
        <table:table-row table:style-name="ro1">
          <table:table-cell office:value-type="float" office:value="-8594" calcext:value-type="float">
            <text:p>-859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1718" calcext:value-type="float">
            <text:p>11718</text:p>
          </table:table-cell>
        </table:table-row>
        <table:table-row table:style-name="ro1">
          <table:table-cell office:value-type="float" office:value="19198" calcext:value-type="float">
            <text:p>19198</text:p>
          </table:table-cell>
        </table:table-row>
        <table:table-row table:style-name="ro1">
          <table:table-cell office:value-type="float" office:value="22379" calcext:value-type="float">
            <text:p>22379</text:p>
          </table:table-cell>
        </table:table-row>
        <table:table-row table:style-name="ro1">
          <table:table-cell office:value-type="float" office:value="20561" calcext:value-type="float">
            <text:p>20561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-4677" calcext:value-type="float">
            <text:p>-4677</text:p>
          </table:table-cell>
        </table:table-row>
        <table:table-row table:style-name="ro1">
          <table:table-cell office:value-type="float" office:value="-12720" calcext:value-type="float">
            <text:p>-12720</text:p>
          </table:table-cell>
        </table:table-row>
        <table:table-row table:style-name="ro1">
          <table:table-cell office:value-type="float" office:value="-17222" calcext:value-type="float">
            <text:p>-17222</text:p>
          </table:table-cell>
        </table:table-row>
        <table:table-row table:style-name="ro1">
          <table:table-cell office:value-type="float" office:value="-17351" calcext:value-type="float">
            <text:p>-17351</text:p>
          </table:table-cell>
        </table:table-row>
        <table:table-row table:style-name="ro1">
          <table:table-cell office:value-type="float" office:value="-13432" calcext:value-type="float">
            <text:p>-13432</text:p>
          </table:table-cell>
        </table:table-row>
        <table:table-row table:style-name="ro1">
          <table:table-cell office:value-type="float" office:value="-6804" calcext:value-type="float">
            <text:p>-680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-2156" calcext:value-type="float">
            <text:p>-2156</text:p>
          </table:table-cell>
        </table:table-row>
        <table:table-row table:style-name="ro1">
          <table:table-cell office:value-type="float" office:value="-5502" calcext:value-type="float">
            <text:p>-5502</text:p>
          </table:table-cell>
        </table:table-row>
        <table:table-row table:style-name="ro1">
          <table:table-cell office:value-type="float" office:value="-6374" calcext:value-type="float">
            <text:p>-6374</text:p>
          </table:table-cell>
        </table:table-row>
        <table:table-row table:style-name="ro1">
          <table:table-cell office:value-type="float" office:value="-4579" calcext:value-type="float">
            <text:p>-4579</text:p>
          </table:table-cell>
        </table:table-row>
        <table:table-row table:style-name="ro1">
          <table:table-cell office:value-type="float" office:value="-785" calcext:value-type="float">
            <text:p>-78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-1412" calcext:value-type="float">
            <text:p>-1412</text:p>
          </table:table-cell>
        </table:table-row>
        <table:table-row table:style-name="ro1">
          <table:table-cell office:value-type="float" office:value="-6962" calcext:value-type="float">
            <text:p>-6962</text:p>
          </table:table-cell>
        </table:table-row>
        <table:table-row table:style-name="ro1">
          <table:table-cell office:value-type="float" office:value="-11155" calcext:value-type="float">
            <text:p>-11155</text:p>
          </table:table-cell>
        </table:table-row>
        <table:table-row table:style-name="ro1">
          <table:table-cell office:value-type="float" office:value="-12820" calcext:value-type="float">
            <text:p>-12820</text:p>
          </table:table-cell>
        </table:table-row>
        <table:table-row table:style-name="ro1">
          <table:table-cell office:value-type="float" office:value="-11464" calcext:value-type="float">
            <text:p>-11464</text:p>
          </table:table-cell>
        </table:table-row>
        <table:table-row table:style-name="ro1">
          <table:table-cell office:value-type="float" office:value="-7399" calcext:value-type="float">
            <text:p>-7399</text:p>
          </table:table-cell>
        </table:table-row>
        <table:table-row table:style-name="ro1">
          <table:table-cell office:value-type="float" office:value="-1626" calcext:value-type="float">
            <text:p>-1626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-2290" calcext:value-type="float">
            <text:p>-2290</text:p>
          </table:table-cell>
        </table:table-row>
        <table:table-row table:style-name="ro1">
          <table:table-cell office:value-type="float" office:value="-5344" calcext:value-type="float">
            <text:p>-5344</text:p>
          </table:table-cell>
        </table:table-row>
        <table:table-row table:style-name="ro1">
          <table:table-cell office:value-type="float" office:value="-7068" calcext:value-type="float">
            <text:p>-7068</text:p>
          </table:table-cell>
        </table:table-row>
        <table:table-row table:style-name="ro1">
          <table:table-cell office:value-type="float" office:value="-7599" calcext:value-type="float">
            <text:p>-7599</text:p>
          </table:table-cell>
        </table:table-row>
        <table:table-row table:style-name="ro1">
          <table:table-cell office:value-type="float" office:value="-7313" calcext:value-type="float">
            <text:p>-7313</text:p>
          </table:table-cell>
        </table:table-row>
        <table:table-row table:style-name="ro1">
          <table:table-cell office:value-type="float" office:value="-6617" calcext:value-type="float">
            <text:p>-6617</text:p>
          </table:table-cell>
        </table:table-row>
        <table:table-row table:style-name="ro1">
          <table:table-cell office:value-type="float" office:value="-5758" calcext:value-type="float">
            <text:p>-5758</text:p>
          </table:table-cell>
        </table:table-row>
        <table:table-row table:style-name="ro1">
          <table:table-cell office:value-type="float" office:value="-4726" calcext:value-type="float">
            <text:p>-4726</text:p>
          </table:table-cell>
        </table:table-row>
        <table:table-row table:style-name="ro1">
          <table:table-cell office:value-type="float" office:value="-3290" calcext:value-type="float">
            <text:p>-3290</text:p>
          </table:table-cell>
        </table:table-row>
        <table:table-row table:style-name="ro1">
          <table:table-cell office:value-type="float" office:value="-1154" calcext:value-type="float">
            <text:p>-115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</table:table-row>
        <table:table-row table:style-name="ro1"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-6107" calcext:value-type="float">
            <text:p>-6107</text:p>
          </table:table-cell>
        </table:table-row>
        <table:table-row table:style-name="ro1">
          <table:table-cell office:value-type="float" office:value="-13415" calcext:value-type="float">
            <text:p>-13415</text:p>
          </table:table-cell>
        </table:table-row>
        <table:table-row table:style-name="ro1">
          <table:table-cell office:value-type="float" office:value="-18519" calcext:value-type="float">
            <text:p>-18519</text:p>
          </table:table-cell>
        </table:table-row>
        <table:table-row table:style-name="ro1">
          <table:table-cell office:value-type="float" office:value="-20005" calcext:value-type="float">
            <text:p>-20005</text:p>
          </table:table-cell>
        </table:table-row>
        <table:table-row table:style-name="ro1">
          <table:table-cell office:value-type="float" office:value="-17232" calcext:value-type="float">
            <text:p>-17232</text:p>
          </table:table-cell>
        </table:table-row>
        <table:table-row table:style-name="ro1">
          <table:table-cell office:value-type="float" office:value="-10564" calcext:value-type="float">
            <text:p>-10564</text:p>
          </table:table-cell>
        </table:table-row>
        <table:table-row table:style-name="ro1">
          <table:table-cell office:value-type="float" office:value="-1347" calcext:value-type="float">
            <text:p>-1347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float" office:value="16356" calcext:value-type="float">
            <text:p>16356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float" office:value="-1846" calcext:value-type="float">
            <text:p>-1846</text:p>
          </table:table-cell>
        </table:table-row>
        <table:table-row table:style-name="ro1">
          <table:table-cell office:value-type="float" office:value="-10223" calcext:value-type="float">
            <text:p>-10223</text:p>
          </table:table-cell>
        </table:table-row>
        <table:table-row table:style-name="ro1">
          <table:table-cell office:value-type="float" office:value="-15627" calcext:value-type="float">
            <text:p>-15627</text:p>
          </table:table-cell>
        </table:table-row>
        <table:table-row table:style-name="ro1">
          <table:table-cell office:value-type="float" office:value="-16922" calcext:value-type="float">
            <text:p>-16922</text:p>
          </table:table-cell>
        </table:table-row>
        <table:table-row table:style-name="ro1">
          <table:table-cell office:value-type="float" office:value="-14081" calcext:value-type="float">
            <text:p>-14081</text:p>
          </table:table-cell>
        </table:table-row>
        <table:table-row table:style-name="ro1">
          <table:table-cell office:value-type="float" office:value="-8149" calcext:value-type="float">
            <text:p>-8149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9633" calcext:value-type="float">
            <text:p>9633</text:p>
          </table:table-cell>
        </table:table-row>
        <table:table-row table:style-name="ro1"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-1975" calcext:value-type="float">
            <text:p>-1975</text:p>
          </table:table-cell>
        </table:table-row>
        <table:table-row table:style-name="ro1">
          <table:table-cell office:value-type="float" office:value="-5992" calcext:value-type="float">
            <text:p>-5992</text:p>
          </table:table-cell>
        </table:table-row>
        <table:table-row table:style-name="ro1">
          <table:table-cell office:value-type="float" office:value="-7535" calcext:value-type="float">
            <text:p>-7535</text:p>
          </table:table-cell>
        </table:table-row>
        <table:table-row table:style-name="ro1">
          <table:table-cell office:value-type="float" office:value="-6118" calcext:value-type="float">
            <text:p>-6118</text:p>
          </table:table-cell>
        </table:table-row>
        <table:table-row table:style-name="ro1">
          <table:table-cell office:value-type="float" office:value="-2201" calcext:value-type="float">
            <text:p>-2201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10532" calcext:value-type="float">
            <text:p>10532</text:p>
          </table:table-cell>
        </table:table-row>
        <table:table-row table:style-name="ro1">
          <table:table-cell office:value-type="float" office:value="10333" calcext:value-type="float">
            <text:p>10333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-5359" calcext:value-type="float">
            <text:p>-5359</text:p>
          </table:table-cell>
        </table:table-row>
        <table:table-row table:style-name="ro1">
          <table:table-cell office:value-type="float" office:value="-11140" calcext:value-type="float">
            <text:p>-11140</text:p>
          </table:table-cell>
        </table:table-row>
        <table:table-row table:style-name="ro1">
          <table:table-cell office:value-type="float" office:value="-14510" calcext:value-type="float">
            <text:p>-14510</text:p>
          </table:table-cell>
        </table:table-row>
        <table:table-row table:style-name="ro1">
          <table:table-cell office:value-type="float" office:value="-14528" calcext:value-type="float">
            <text:p>-14528</text:p>
          </table:table-cell>
        </table:table-row>
        <table:table-row table:style-name="ro1">
          <table:table-cell office:value-type="float" office:value="-11130" calcext:value-type="float">
            <text:p>-11130</text:p>
          </table:table-cell>
        </table:table-row>
        <table:table-row table:style-name="ro1">
          <table:table-cell office:value-type="float" office:value="-5132" calcext:value-type="float">
            <text:p>-513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13243" calcext:value-type="float">
            <text:p>13243</text:p>
          </table:table-cell>
        </table:table-row>
        <table:table-row table:style-name="ro1">
          <table:table-cell office:value-type="float" office:value="14915" calcext:value-type="float">
            <text:p>14915</text:p>
          </table:table-cell>
        </table:table-row>
        <table:table-row table:style-name="ro1">
          <table:table-cell office:value-type="float" office:value="13501" calcext:value-type="float">
            <text:p>13501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-1259" calcext:value-type="float">
            <text:p>-1259</text:p>
          </table:table-cell>
        </table:table-row>
        <table:table-row table:style-name="ro1">
          <table:table-cell office:value-type="float" office:value="-5813" calcext:value-type="float">
            <text:p>-5813</text:p>
          </table:table-cell>
        </table:table-row>
        <table:table-row table:style-name="ro1">
          <table:table-cell office:value-type="float" office:value="-8735" calcext:value-type="float">
            <text:p>-8735</text:p>
          </table:table-cell>
        </table:table-row>
        <table:table-row table:style-name="ro1">
          <table:table-cell office:value-type="float" office:value="-9858" calcext:value-type="float">
            <text:p>-9858</text:p>
          </table:table-cell>
        </table:table-row>
        <table:table-row table:style-name="ro1">
          <table:table-cell office:value-type="float" office:value="-9445" calcext:value-type="float">
            <text:p>-9445</text:p>
          </table:table-cell>
        </table:table-row>
        <table:table-row table:style-name="ro1">
          <table:table-cell office:value-type="float" office:value="-8015" calcext:value-type="float">
            <text:p>-8015</text:p>
          </table:table-cell>
        </table:table-row>
        <table:table-row table:style-name="ro1">
          <table:table-cell office:value-type="float" office:value="-6099" calcext:value-type="float">
            <text:p>-6099</text:p>
          </table:table-cell>
        </table:table-row>
        <table:table-row table:style-name="ro1">
          <table:table-cell office:value-type="float" office:value="-4059" calcext:value-type="float">
            <text:p>-4059</text:p>
          </table:table-cell>
        </table:table-row>
        <table:table-row table:style-name="ro1">
          <table:table-cell office:value-type="float" office:value="-1998" calcext:value-type="float">
            <text:p>-1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10669" calcext:value-type="float">
            <text:p>10669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float" office:value="11076" calcext:value-type="float">
            <text:p>11076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-3831" calcext:value-type="float">
            <text:p>-3831</text:p>
          </table:table-cell>
        </table:table-row>
        <table:table-row table:style-name="ro1">
          <table:table-cell office:value-type="float" office:value="-10545" calcext:value-type="float">
            <text:p>-10545</text:p>
          </table:table-cell>
        </table:table-row>
        <table:table-row table:style-name="ro1">
          <table:table-cell office:value-type="float" office:value="-15804" calcext:value-type="float">
            <text:p>-15804</text:p>
          </table:table-cell>
        </table:table-row>
        <table:table-row table:style-name="ro1">
          <table:table-cell office:value-type="float" office:value="-18203" calcext:value-type="float">
            <text:p>-18203</text:p>
          </table:table-cell>
        </table:table-row>
        <table:table-row table:style-name="ro1">
          <table:table-cell office:value-type="float" office:value="-16888" calcext:value-type="float">
            <text:p>-16888</text:p>
          </table:table-cell>
        </table:table-row>
        <table:table-row table:style-name="ro1">
          <table:table-cell office:value-type="float" office:value="-11847" calcext:value-type="float">
            <text:p>-11847</text:p>
          </table:table-cell>
        </table:table-row>
        <table:table-row table:style-name="ro1">
          <table:table-cell office:value-type="float" office:value="-3997" calcext:value-type="float">
            <text:p>-3997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</table:table-row>
        <table:table-row table:style-name="ro1">
          <table:table-cell office:value-type="float" office:value="19497" calcext:value-type="float">
            <text:p>19497</text:p>
          </table:table-cell>
        </table:table-row>
        <table:table-row table:style-name="ro1">
          <table:table-cell office:value-type="float" office:value="16318" calcext:value-type="float">
            <text:p>16318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-7350" calcext:value-type="float">
            <text:p>-7350</text:p>
          </table:table-cell>
        </table:table-row>
        <table:table-row table:style-name="ro1">
          <table:table-cell office:value-type="float" office:value="-13406" calcext:value-type="float">
            <text:p>-13406</text:p>
          </table:table-cell>
        </table:table-row>
        <table:table-row table:style-name="ro1">
          <table:table-cell office:value-type="float" office:value="-15808" calcext:value-type="float">
            <text:p>-15808</text:p>
          </table:table-cell>
        </table:table-row>
        <table:table-row table:style-name="ro1">
          <table:table-cell office:value-type="float" office:value="-14181" calcext:value-type="float">
            <text:p>-14181</text:p>
          </table:table-cell>
        </table:table-row>
        <table:table-row table:style-name="ro1">
          <table:table-cell office:value-type="float" office:value="-9224" calcext:value-type="float">
            <text:p>-9224</text:p>
          </table:table-cell>
        </table:table-row>
        <table:table-row table:style-name="ro1">
          <table:table-cell office:value-type="float" office:value="-2495" calcext:value-type="float">
            <text:p>-2495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-1521" calcext:value-type="float">
            <text:p>-1521</text:p>
          </table:table-cell>
        </table:table-row>
        <table:table-row table:style-name="ro1">
          <table:table-cell office:value-type="float" office:value="-6043" calcext:value-type="float">
            <text:p>-6043</text:p>
          </table:table-cell>
        </table:table-row>
        <table:table-row table:style-name="ro1">
          <table:table-cell office:value-type="float" office:value="-8248" calcext:value-type="float">
            <text:p>-8248</text:p>
          </table:table-cell>
        </table:table-row>
        <table:table-row table:style-name="ro1">
          <table:table-cell office:value-type="float" office:value="-7368" calcext:value-type="float">
            <text:p>-7368</text:p>
          </table:table-cell>
        </table:table-row>
        <table:table-row table:style-name="ro1">
          <table:table-cell office:value-type="float" office:value="-3605" calcext:value-type="float">
            <text:p>-360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-3270" calcext:value-type="float">
            <text:p>-3270</text:p>
          </table:table-cell>
        </table:table-row>
        <table:table-row table:style-name="ro1">
          <table:table-cell office:value-type="float" office:value="-10390" calcext:value-type="float">
            <text:p>-10390</text:p>
          </table:table-cell>
        </table:table-row>
        <table:table-row table:style-name="ro1">
          <table:table-cell office:value-type="float" office:value="-15406" calcext:value-type="float">
            <text:p>-15406</text:p>
          </table:table-cell>
        </table:table-row>
        <table:table-row table:style-name="ro1">
          <table:table-cell office:value-type="float" office:value="-16954" calcext:value-type="float">
            <text:p>-16954</text:p>
          </table:table-cell>
        </table:table-row>
        <table:table-row table:style-name="ro1">
          <table:table-cell office:value-type="float" office:value="-14560" calcext:value-type="float">
            <text:p>-14560</text:p>
          </table:table-cell>
        </table:table-row>
        <table:table-row table:style-name="ro1">
          <table:table-cell office:value-type="float" office:value="-8750" calcext:value-type="float">
            <text:p>-8750</text:p>
          </table:table-cell>
        </table:table-row>
        <table:table-row table:style-name="ro1">
          <table:table-cell office:value-type="float" office:value="-903" calcext:value-type="float">
            <text:p>-903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13479" calcext:value-type="float">
            <text:p>13479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-5637" calcext:value-type="float">
            <text:p>-5637</text:p>
          </table:table-cell>
        </table:table-row>
        <table:table-row table:style-name="ro1">
          <table:table-cell office:value-type="float" office:value="-9925" calcext:value-type="float">
            <text:p>-9925</text:p>
          </table:table-cell>
        </table:table-row>
        <table:table-row table:style-name="ro1">
          <table:table-cell office:value-type="float" office:value="-11924" calcext:value-type="float">
            <text:p>-11924</text:p>
          </table:table-cell>
        </table:table-row>
        <table:table-row table:style-name="ro1">
          <table:table-cell office:value-type="float" office:value="-11697" calcext:value-type="float">
            <text:p>-11697</text:p>
          </table:table-cell>
        </table:table-row>
        <table:table-row table:style-name="ro1">
          <table:table-cell office:value-type="float" office:value="-9773" calcext:value-type="float">
            <text:p>-9773</text:p>
          </table:table-cell>
        </table:table-row>
        <table:table-row table:style-name="ro1">
          <table:table-cell office:value-type="float" office:value="-6900" calcext:value-type="float">
            <text:p>-6900</text:p>
          </table:table-cell>
        </table:table-row>
        <table:table-row table:style-name="ro1">
          <table:table-cell office:value-type="float" office:value="-3784" calcext:value-type="float">
            <text:p>-3784</text:p>
          </table:table-cell>
        </table:table-row>
        <table:table-row table:style-name="ro1">
          <table:table-cell office:value-type="float" office:value="-893" calcext:value-type="float">
            <text:p>-89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-1989" calcext:value-type="float">
            <text:p>-1989</text:p>
          </table:table-cell>
        </table:table-row>
        <table:table-row table:style-name="ro1">
          <table:table-cell office:value-type="float" office:value="-7797" calcext:value-type="float">
            <text:p>-7797</text:p>
          </table:table-cell>
        </table:table-row>
        <table:table-row table:style-name="ro1">
          <table:table-cell office:value-type="float" office:value="-12834" calcext:value-type="float">
            <text:p>-12834</text:p>
          </table:table-cell>
        </table:table-row>
        <table:table-row table:style-name="ro1">
          <table:table-cell office:value-type="float" office:value="-15811" calcext:value-type="float">
            <text:p>-15811</text:p>
          </table:table-cell>
        </table:table-row>
        <table:table-row table:style-name="ro1">
          <table:table-cell office:value-type="float" office:value="-15763" calcext:value-type="float">
            <text:p>-15763</text:p>
          </table:table-cell>
        </table:table-row>
        <table:table-row table:style-name="ro1">
          <table:table-cell office:value-type="float" office:value="-12365" calcext:value-type="float">
            <text:p>-12365</text:p>
          </table:table-cell>
        </table:table-row>
        <table:table-row table:style-name="ro1">
          <table:table-cell office:value-type="float" office:value="-6107" calcext:value-type="float">
            <text:p>-610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</table:table-row>
        <table:table-row table:style-name="ro1">
          <table:table-cell office:value-type="float" office:value="17733" calcext:value-type="float">
            <text:p>17733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-4268" calcext:value-type="float">
            <text:p>-4268</text:p>
          </table:table-cell>
        </table:table-row>
        <table:table-row table:style-name="ro1">
          <table:table-cell office:value-type="float" office:value="-10655" calcext:value-type="float">
            <text:p>-10655</text:p>
          </table:table-cell>
        </table:table-row>
        <table:table-row table:style-name="ro1">
          <table:table-cell office:value-type="float" office:value="-14009" calcext:value-type="float">
            <text:p>-14009</text:p>
          </table:table-cell>
        </table:table-row>
        <table:table-row table:style-name="ro1">
          <table:table-cell office:value-type="float" office:value="-13642" calcext:value-type="float">
            <text:p>-13642</text:p>
          </table:table-cell>
        </table:table-row>
        <table:table-row table:style-name="ro1">
          <table:table-cell office:value-type="float" office:value="-9884" calcext:value-type="float">
            <text:p>-9884</text:p>
          </table:table-cell>
        </table:table-row>
        <table:table-row table:style-name="ro1">
          <table:table-cell office:value-type="float" office:value="-3970" calcext:value-type="float">
            <text:p>-397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</table:table-row>
        <table:table-row table:style-name="ro1">
          <table:table-cell office:value-type="float" office:value="-5720" calcext:value-type="float">
            <text:p>-5720</text:p>
          </table:table-cell>
        </table:table-row>
        <table:table-row table:style-name="ro1">
          <table:table-cell office:value-type="float" office:value="-8494" calcext:value-type="float">
            <text:p>-8494</text:p>
          </table:table-cell>
        </table:table-row>
        <table:table-row table:style-name="ro1">
          <table:table-cell office:value-type="float" office:value="-8231" calcext:value-type="float">
            <text:p>-8231</text:p>
          </table:table-cell>
        </table:table-row>
        <table:table-row table:style-name="ro1">
          <table:table-cell office:value-type="float" office:value="-4849" calcext:value-type="float">
            <text:p>-484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11866" calcext:value-type="float">
            <text:p>11866</text:p>
          </table:table-cell>
        </table:table-row>
        <table:table-row table:style-name="ro1">
          <table:table-cell office:value-type="float" office:value="13868" calcext:value-type="float">
            <text:p>13868</text:p>
          </table:table-cell>
        </table:table-row>
        <table:table-row table:style-name="ro1">
          <table:table-cell office:value-type="float" office:value="12119" calcext:value-type="float">
            <text:p>12119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</table:table-row>
        <table:table-row table:style-name="ro1">
          <table:table-cell office:value-type="float" office:value="-9008" calcext:value-type="float">
            <text:p>-9008</text:p>
          </table:table-cell>
        </table:table-row>
        <table:table-row table:style-name="ro1">
          <table:table-cell office:value-type="float" office:value="-15509" calcext:value-type="float">
            <text:p>-15509</text:p>
          </table:table-cell>
        </table:table-row>
        <table:table-row table:style-name="ro1">
          <table:table-cell office:value-type="float" office:value="-18639" calcext:value-type="float">
            <text:p>-18639</text:p>
          </table:table-cell>
        </table:table-row>
        <table:table-row table:style-name="ro1">
          <table:table-cell office:value-type="float" office:value="-17501" calcext:value-type="float">
            <text:p>-17501</text:p>
          </table:table-cell>
        </table:table-row>
        <table:table-row table:style-name="ro1">
          <table:table-cell office:value-type="float" office:value="-12271" calcext:value-type="float">
            <text:p>-12271</text:p>
          </table:table-cell>
        </table:table-row>
        <table:table-row table:style-name="ro1">
          <table:table-cell office:value-type="float" office:value="-4155" calcext:value-type="float">
            <text:p>-415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1T20:10:09.840000000</dc:date>
    <meta:editing-duration>PT58S</meta:editing-duration>
    <meta:editing-cycles>1</meta:editing-cycles>
    <meta:document-statistic meta:table-count="1" meta:cell-count="441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4E4G4_CMaj.A1:C4E4G4_CMaj.A441" svg:x="0.32cm" svg:y="0.18cm" svg:width="15.36cm" svg:height="8.64cm">
          <chart:coordinate-region svg:x="1.651cm" svg:y="0.382cm" svg:width="13.741cm" svg:height="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4E4G4_CMaj.A1:C4E4G4_CMaj.A441" chart:class="chart:scatter">
            <chart:data-point chart:repeated="4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4E4G4_CMaj.A1:C4E4G4_CMaj.A4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29">
                <text:p>11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24">
                <text:p>22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79">
                <text:p>16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24">
                <text:p>-2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375">
                <text:p>-11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767">
                <text:p>-16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983">
                <text:p>-17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205">
                <text:p>-1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565">
                <text:p>-9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75">
                <text:p>-2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98">
                <text:p>8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88">
                <text:p>7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08">
                <text:p>-1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959">
                <text:p>-6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52">
                <text:p>-7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522">
                <text:p>-6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77">
                <text:p>-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42">
                <text:p>-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48">
                <text:p>-5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082">
                <text:p>-7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964">
                <text:p>-7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458">
                <text:p>-3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752">
                <text:p>137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03">
                <text:p>168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61">
                <text:p>125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711">
                <text:p>-4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061">
                <text:p>-140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0900">
                <text:p>-209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3438">
                <text:p>-23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0859">
                <text:p>-20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568">
                <text:p>-13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133">
                <text:p>-3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473">
                <text:p>17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72">
                <text:p>18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1">
                <text:p>9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595">
                <text:p>-9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065">
                <text:p>-16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8376">
                <text:p>-18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385">
                <text:p>-163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019">
                <text:p>-11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964">
                <text:p>-3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81">
                <text:p>9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42">
                <text:p>-1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94">
                <text:p>-2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74">
                <text:p>-1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01">
                <text:p>-2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686">
                <text:p>-5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188">
                <text:p>-8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821">
                <text:p>-8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326">
                <text:p>-7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051">
                <text:p>-4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428">
                <text:p>-2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799">
                <text:p>-27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79">
                <text:p>-2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153">
                <text:p>-3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924">
                <text:p>-39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29">
                <text:p>-6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811">
                <text:p>-68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866">
                <text:p>-58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076">
                <text:p>-3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98">
                <text:p>15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221">
                <text:p>16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231">
                <text:p>-2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399">
                <text:p>-11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8780">
                <text:p>-187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2479">
                <text:p>-22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1389">
                <text:p>-21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5522">
                <text:p>-15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062">
                <text:p>-6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22">
                <text:p>23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317">
                <text:p>-7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4700">
                <text:p>-14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8138">
                <text:p>-18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7141">
                <text:p>-17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2362">
                <text:p>-123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357">
                <text:p>-53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547">
                <text:p>-45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827">
                <text:p>-48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880">
                <text:p>-28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789">
                <text:p>-3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940">
                <text:p>-79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383">
                <text:p>-103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390">
                <text:p>-103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911">
                <text:p>-79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562">
                <text:p>-3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412">
                <text:p>10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49">
                <text:p>9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302">
                <text:p>-43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063">
                <text:p>-50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438">
                <text:p>-54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647">
                <text:p>-56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855">
                <text:p>-58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627">
                <text:p>-46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280">
                <text:p>-2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13">
                <text:p>151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69">
                <text:p>7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686">
                <text:p>-8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224">
                <text:p>-16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0797">
                <text:p>-207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1094">
                <text:p>-210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769">
                <text:p>-167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594">
                <text:p>-85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379">
                <text:p>22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61">
                <text:p>205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677">
                <text:p>-46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2720">
                <text:p>-127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7222">
                <text:p>-172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7351">
                <text:p>-173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3432">
                <text:p>-134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804">
                <text:p>-68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502">
                <text:p>-55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374">
                <text:p>-63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579">
                <text:p>-45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85">
                <text:p>-7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412">
                <text:p>-14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6962">
                <text:p>-69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1155">
                <text:p>-11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820">
                <text:p>-128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464">
                <text:p>-11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399">
                <text:p>-73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201">
                <text:p>122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379">
                <text:p>123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290">
                <text:p>-2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599">
                <text:p>-75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313">
                <text:p>-73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6617">
                <text:p>-66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758">
                <text:p>-57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726">
                <text:p>-47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54">
                <text:p>-11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51">
                <text:p>123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107">
                <text:p>-6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3415">
                <text:p>-13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519">
                <text:p>-185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0005">
                <text:p>-20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7232">
                <text:p>-17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73">
                <text:p>83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356">
                <text:p>163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720">
                <text:p>207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645">
                <text:p>15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223">
                <text:p>-102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5627">
                <text:p>-156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922">
                <text:p>-16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4081">
                <text:p>-140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149">
                <text:p>-81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975">
                <text:p>-1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992">
                <text:p>-59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535">
                <text:p>-75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118">
                <text:p>-61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532">
                <text:p>105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359">
                <text:p>-53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140">
                <text:p>-111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4510">
                <text:p>-145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4528">
                <text:p>-145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1130">
                <text:p>-111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43">
                <text:p>132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501">
                <text:p>135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813">
                <text:p>-58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735">
                <text:p>-8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858">
                <text:p>-98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445">
                <text:p>-9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015">
                <text:p>-80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099">
                <text:p>-60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059">
                <text:p>-40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98">
                <text:p>-1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93">
                <text:p>82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669">
                <text:p>10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830">
                <text:p>1183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076">
                <text:p>11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831">
                <text:p>-38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545">
                <text:p>-10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5804">
                <text:p>-158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8203">
                <text:p>-182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6888">
                <text:p>-168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847">
                <text:p>-118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997">
                <text:p>-39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061">
                <text:p>130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19">
                <text:p>183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497">
                <text:p>194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18">
                <text:p>16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350">
                <text:p>-73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3406">
                <text:p>-134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5808">
                <text:p>-158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4181">
                <text:p>-141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9224">
                <text:p>-92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495">
                <text:p>-24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18">
                <text:p>86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043">
                <text:p>-60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8248">
                <text:p>-8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368">
                <text:p>-7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605">
                <text:p>-36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03">
                <text:p>11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401">
                <text:p>124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758">
                <text:p>97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0390">
                <text:p>-103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5406">
                <text:p>-154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6954">
                <text:p>-169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4560">
                <text:p>-145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8750">
                <text:p>-87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903">
                <text:p>-9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479">
                <text:p>13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804">
                <text:p>168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637">
                <text:p>-56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9925">
                <text:p>-99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1924">
                <text:p>-119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1697">
                <text:p>-116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773">
                <text:p>-97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784">
                <text:p>-37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893">
                <text:p>-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77">
                <text:p>94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989">
                <text:p>-19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797">
                <text:p>-77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2834">
                <text:p>-128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5811">
                <text:p>-158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5763">
                <text:p>-157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2365">
                <text:p>-123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107">
                <text:p>-6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505">
                <text:p>95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297">
                <text:p>152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268">
                <text:p>-42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0655">
                <text:p>-106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4009">
                <text:p>-140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3642">
                <text:p>-136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884">
                <text:p>-9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970">
                <text:p>-39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720">
                <text:p>-57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8494">
                <text:p>-84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8231">
                <text:p>-82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849">
                <text:p>-48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866">
                <text:p>118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9008">
                <text:p>-90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5509">
                <text:p>-155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8639">
                <text:p>-186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7501">
                <text:p>-175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2271">
                <text:p>-122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4155">
                <text:p>-41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40">
                <text:p>49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